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7D000037B100002FE01CC1AE79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Обычный">
        <office:forms form:automatic-focus="false" form:apply-design-mode="false"/>
        <draw:frame draw:style-name="gr1" draw:text-style-name="P1" draw:layer="layout" svg:width="14.256cm" svg:height="12.255cm" svg:x="3.244cm" svg:y="3cm">
          <draw:image xlink:href="Pictures/2000007D000037B100002FE01CC1AE79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Win32 OpenOffice.org_project/680m5$Build-9093
  </meta:generator>
    <meta:creation-date>2007-04-28T15:35:09</meta:creation-date>
    <dc:date>2007-04-28T15:36:02</dc:date>
    <dc:language>ru-RU</dc:language>
    <meta:editing-cycles>2</meta:editing-cycles>
    <meta:editing-duration>PT55S</meta:editing-duration>
    <meta:user-defined meta:name="Info 1"/>
    <meta:user-defined meta:name="Info 2"/>
    <meta:user-defined meta:name="Info 3"/>
    <meta:user-defined meta:name="Info 4"/>
    <meta:document-statistic meta:object-count="1"/>
  </office:meta>
</office:document-meta>
</file>